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Courier, monospace"/>
    <style:font-face style:name="Hack" svg:font-family="Hac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ubtitle">
      <style:text-properties officeooo:rsid="000bb545" officeooo:paragraph-rsid="000bb545"/>
    </style:style>
    <style:style style:name="P2" style:family="paragraph" style:parent-style-name="Subtitle">
      <style:text-properties fo:color="#ff3333" style:text-underline-style="solid" style:text-underline-width="auto" style:text-underline-color="font-color" fo:font-weight="bold" officeooo:rsid="00107084" officeooo:paragraph-rsid="00107084" style:font-weight-asian="bold" style:font-weight-complex="bold"/>
    </style:style>
    <style:style style:name="P3" style:family="paragraph" style:parent-style-name="Text_20_body">
      <style:text-properties officeooo:rsid="000bb545" officeooo:paragraph-rsid="000bb545"/>
    </style:style>
    <style:style style:name="P4" style:family="paragraph" style:parent-style-name="Text_20_body" style:list-style-name="L7">
      <style:text-properties officeooo:rsid="000bb545" officeooo:paragraph-rsid="000d72ad"/>
    </style:style>
    <style:style style:name="P5" style:family="paragraph" style:parent-style-name="Text_20_body">
      <style:text-properties officeooo:paragraph-rsid="002242b3"/>
    </style:style>
    <style:style style:name="P6" style:family="paragraph" style:parent-style-name="Text_20_body" style:list-style-name="L2">
      <style:text-properties officeooo:paragraph-rsid="000bb545"/>
    </style:style>
    <style:style style:name="P7" style:family="paragraph" style:parent-style-name="Text_20_body">
      <style:text-properties officeooo:rsid="000c2a47" officeooo:paragraph-rsid="000c2a47"/>
    </style:style>
    <style:style style:name="P8" style:family="paragraph" style:parent-style-name="Text_20_body" style:list-style-name="L7">
      <style:text-properties officeooo:rsid="000d72ad" officeooo:paragraph-rsid="000d72ad"/>
    </style:style>
    <style:style style:name="P9" style:family="paragraph" style:parent-style-name="Text_20_body" style:list-style-name="L7">
      <style:text-properties officeooo:rsid="000f0826" officeooo:paragraph-rsid="000f0826"/>
    </style:style>
    <style:style style:name="P10" style:family="paragraph" style:parent-style-name="Text_20_body" style:list-style-name="L7">
      <style:text-properties officeooo:paragraph-rsid="000d72ad"/>
    </style:style>
    <style:style style:name="P11" style:family="paragraph" style:parent-style-name="Text_20_body" style:list-style-name="L7">
      <style:text-properties officeooo:paragraph-rsid="000f0826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fo:color="#999999" fo:font-style="italic" style:font-style-asian="italic" style:font-style-complex="italic"/>
    </style:style>
    <style:style style:name="P14" style:family="paragraph" style:parent-style-name="Standard" style:list-style-name="">
      <style:text-properties officeooo:rsid="000d72ad" officeooo:paragraph-rsid="000d72ad"/>
    </style:style>
    <style:style style:name="P15" style:family="paragraph" style:parent-style-name="Title">
      <style:text-properties officeooo:rsid="000bb545" officeooo:paragraph-rsid="000bb545"/>
    </style:style>
    <style:style style:name="P16" style:family="paragraph" style:parent-style-name="Heading_20_2">
      <style:text-properties officeooo:rsid="000bb545" officeooo:paragraph-rsid="000bb545"/>
    </style:style>
    <style:style style:name="P17" style:family="paragraph" style:parent-style-name="Heading_20_2" style:list-style-name="">
      <style:text-properties officeooo:rsid="000bb545" officeooo:paragraph-rsid="000bb545"/>
    </style:style>
    <style:style style:name="P18" style:family="paragraph" style:parent-style-name="Heading_20_2">
      <style:text-properties officeooo:rsid="000c2a47" officeooo:paragraph-rsid="000c2a47"/>
    </style:style>
    <style:style style:name="P19" style:family="paragraph" style:parent-style-name="Heading_20_2">
      <style:paragraph-properties fo:break-before="page"/>
      <style:text-properties officeooo:rsid="000bb545" officeooo:paragraph-rsid="000bb545"/>
    </style:style>
    <style:style style:name="P20" style:family="paragraph" style:parent-style-name="Heading_20_2">
      <style:paragraph-properties fo:break-before="page"/>
      <style:text-properties officeooo:rsid="000c2a47" officeooo:paragraph-rsid="000c2a47"/>
    </style:style>
    <style:style style:name="P21" style:family="paragraph" style:parent-style-name="Footnote">
      <style:paragraph-properties fo:margin-left="0in" fo:margin-right="0in" style:line-height-at-least="0.1638in" fo:widows="1" fo:text-indent="0in" style:auto-text-indent="false"/>
      <style:text-properties fo:font-variant="normal" fo:text-transform="none" fo:color="#000000" style:font-name="Hack" fo:font-size="8pt" fo:letter-spacing="normal" fo:font-style="normal" fo:font-weight="normal" style:font-size-asian="8pt" style:font-size-complex="8pt"/>
    </style:style>
    <style:style style:name="T1" style:family="text">
      <style:text-properties officeooo:rsid="000bb545"/>
    </style:style>
    <style:style style:name="T2" style:family="text">
      <style:text-properties officeooo:rsid="002242b3"/>
    </style:style>
    <style:style style:name="T3" style:family="text">
      <style:text-properties officeooo:rsid="000d72ad"/>
    </style:style>
    <style:style style:name="T4" style:family="text">
      <style:text-properties officeooo:rsid="000edf36"/>
    </style:style>
    <style:style style:name="T5" style:family="text">
      <style:text-properties fo:color="#ff3333" officeooo:rsid="000d72a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BLUURGH</text:p>
      <text:p text:style-name="P1">Game Design Document</text:p>
      <text:h text:style-name="Heading_20_1" text:outline-level="1">General Game Design Document Layout<text:note text:id="ftn1" text:note-class="footnote"><text:note-citation>1</text:note-citation><text:note-body><text:p text:style-name="P5"><text:span text:style-name="T2"><text:s/>Adapted from </text:span><text:a xlink:type="simple" xlink:href="https://en.wikipedia.org/wiki/Game_design_document" text:style-name="Internet_20_link" text:visited-style-name="Visited_20_Internet_20_Link"><text:span text:style-name="T2">Wikipedia Article on Game Design Documents</text:span></text:a></text:p></text:note-body></text:note></text:h>
      <text:list xml:id="list7429798653180034126" text:style-name="L1">
        <text:list-item>
          <text:p text:style-name="P12">Keywords</text:p>
        </text:list-item>
        <text:list-item>
          <text:p text:style-name="P13">Story</text:p>
        </text:list-item>
        <text:list-item>
          <text:p text:style-name="P13">Characters</text:p>
        </text:list-item>
        <text:list-item>
          <text:p text:style-name="P12">Level/environment design</text:p>
        </text:list-item>
        <text:list-item>
          <text:p text:style-name="P12">Gameplay</text:p>
        </text:list-item>
        <text:list-item>
          <text:p text:style-name="P12">Art</text:p>
        </text:list-item>
        <text:list-item>
          <text:p text:style-name="P13">Sound and Music</text:p>
        </text:list-item>
        <text:list-item>
          <text:p text:style-name="P12">User Interface, Game Controls</text:p>
        </text:list-item>
      </text:list>
      <text:p text:style-name="P2">IMPORTANT: LESS IS MORE</text:p>
      <text:h text:style-name="P16" text:outline-level="2">Keywords</text:h>
      <text:list xml:id="list4551967605089447482" text:style-name="L2">
        <text:list-item>
          <text:p text:style-name="P6">“<text:span text:style-name="T1">Inconvenient Mutations” – from Game Jam specification</text:span></text:p>
        </text:list-item>
      </text:list>
      <text:h text:style-name="P16" text:outline-level="2">Level and Environment Design</text:h>
      <text:p text:style-name="P3">Is this relevant?</text:p>
      <text:h text:style-name="P17" text:outline-level="2"/>
      <text:h text:style-name="P19" text:outline-level="2">Gameplay</text:h>
      <text:h text:style-name="Heading_20_3" text:outline-level="3">Card Game: 'Deck builder' without the building?</text:h>
      <text:list xml:id="list349458244827022928" text:style-name="L7">
        <text:list-item>
          <text:p text:style-name="P8">GOAL</text:p>
          <text:list>
            <text:list-item>
              <text:p text:style-name="P10"><text:span text:style-name="T3">Force your opponent to run out of cards, or, “Mill your opponent to death.”</text:span></text:p>
            </text:list-item>
          </text:list>
        </text:list-item>
        <text:list-item>
          <text:p text:style-name="P8">RESTRICTIONS</text:p>
          <text:list>
            <text:list-item>
              <text:p text:style-name="P8">How many cards in deck</text:p>
            </text:list-item>
            <text:list-item>
              <text:p text:style-name="P8">How many cards in hand</text:p>
            </text:list-item>
            <text:list-item>
              <text:p text:style-name="P8">How many cards to draw per turn</text:p>
            </text:list-item>
            <text:list-item>
              <text:p text:style-name="P8">How many cards to play per turn</text:p>
            </text:list-item>
            <text:list-item>
              <text:p text:style-name="P8">(etc)</text:p>
            </text:list-item>
          </text:list>
        </text:list-item>
        <text:list-item>
          <text:p text:style-name="P8">INTERACTION</text:p>
          <text:list>
            <text:list-item>
              <text:p text:style-name="P4"><text:span text:style-name="T3">M</text:span>anipulate your opponent's hand, deck, draw phase, etc. <text:span text:style-name="T3">in order </text:span>to make it more difficult for your opponent to do the same to you</text:p>
            </text:list-item>
            <text:list-item>
              <text:p text:style-name="P8">How does one 'play' a card against the opponent?</text:p>
            </text:list-item>
            <text:list-item>
              <text:p text:style-name="P11"><text:span text:style-name="T3">How can an opponent react?</text:span></text:p>
            </text:list-item>
          </text:list>
        </text:list-item>
        <text:list-item>
          <text:p text:style-name="P11"><text:span text:style-name="T3">GAME DESIGN CONSIDERATION: '</text:span><text:span text:style-name="T5">CATCH-UP' FEATURES</text:span><text:span text:style-name="T3"><text:note text:id="ftn0" text:note-class="footnote"><text:note-citation>2</text:note-citation><text:note-body><text:p text:style-name="P21"><text:tab/>There needs to be a way for players that have fallen behind to catch up. A game becomes frustrating if a player feels like he or she has no chance to win.</text:p></text:note-body></text:note></text:span></text:p>
        </text:list-item>
        <text:list-item>
          <text:p text:style-name="P9">GUARANTEED END CONDITION</text:p>
          <text:list>
            <text:list-item>
              <text:p text:style-name="P9">Pretty much covered since you're guaranteed to run out of cards eventually</text:p>
            </text:list-item>
          </text:list>
        </text:list-item>
        <text:list-item>
          <text:p text:style-name="P9">GAME DESIGN CONSIDERATION: ELEMENTS OF SURPRISE</text:p>
        </text:list-item>
        <text:list-item>
          <text:p text:style-name="P9">STRATEGY</text:p>
        </text:list-item>
        <text:list-item>
          <text:p text:style-name="P9">FUN</text:p>
        </text:list-item>
        <text:list-item>
          <text:p text:style-name="P9">FLAVOR, 'ABOUTNESS'</text:p>
        </text:list-item>
        <text:list-item>
          <text:p text:style-name="P9">HOOK, A REASON FOR PEOPLE TO WANT TO TRY IT</text:p>
        </text:list-item>
      </text:list>
      <text:p text:style-name="P3">Win condition: the last player with cards remaining in his/her deck (eg. Still able to draw more cards) wins the game</text:p>
      <text:h text:style-name="P14" text:outline-level="2">Need to elaborate: rules and restrictions, 'what is a turn' eg. draw phase, cleanup phase etc., </text:h>
      <text:h text:style-name="P20" text:outline-level="2">Art</text:h>
      <text:p text:style-name="P7">Maybe something like 'gross' 90s Nickelodeon?</text:p>
      <text:p text:style-name="P7">Possibly horror-esque, gruesome, 'Lovecraftian' instead?</text:p>
      <text:h text:style-name="P18" text:outline-level="2">User Interface</text:h>
      <text:p text:style-name="P7">I have no ide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Courier, monospace"/>
    <style:font-face style:name="Hack" svg:font-family="Hac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03:44:35.290592000</meta:creation-date>
    <dc:date>2015-10-03T16:48:59.074938000</dc:date>
    <meta:editing-duration>PT13H4M19S</meta:editing-duration>
    <meta:editing-cycles>7</meta:editing-cycles>
    <meta:generator>LibreOffice/4.3.6.2$MacOSX_x86 LibreOffice_project/d50a87b2e514536ed401c18000dad4660b6a169e</meta:generator>
    <meta:document-statistic meta:table-count="0" meta:image-count="0" meta:object-count="0" meta:page-count="3" meta:paragraph-count="47" meta:word-count="293" meta:character-count="1647" meta:non-whitespace-character-count="1426"/>
  </office:meta>
</office:document-meta>
</file>